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0b29" officeooo:paragraph-rsid="00060b29"/>
    </style:style>
    <style:style style:name="P2" style:family="paragraph" style:parent-style-name="Standard">
      <style:paragraph-properties fo:text-align="start" style:justify-single-word="false"/>
      <style:text-properties officeooo:rsid="00060b29" officeooo:paragraph-rsid="00060b29"/>
    </style:style>
    <style:style style:name="P3" style:family="paragraph" style:parent-style-name="Standard">
      <style:paragraph-properties fo:text-align="center" style:justify-single-word="false"/>
      <style:text-properties style:text-position="0% 100%"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text-position="0% 100%" fo:font-size="18pt" officeooo:rsid="00060b29" officeooo:paragraph-rsid="00060b29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officeooo:paragraph-rsid="00074ef8"/>
    </style:style>
    <style:style style:name="P6" style:family="paragraph" style:parent-style-name="Standard">
      <style:paragraph-properties fo:text-align="start" style:justify-single-word="false"/>
      <style:text-properties officeooo:paragraph-rsid="00060b29"/>
    </style:style>
    <style:style style:name="P7" style:family="paragraph" style:parent-style-name="Standard">
      <style:paragraph-properties fo:text-align="start" style:justify-single-word="false"/>
      <style:text-properties officeooo:paragraph-rsid="00082a49"/>
    </style:style>
    <style:style style:name="P8" style:family="paragraph" style:parent-style-name="Standard">
      <style:paragraph-properties fo:text-align="start" style:justify-single-word="false"/>
      <style:text-properties fo:font-weight="bold" officeooo:rsid="00060b29" officeooo:paragraph-rsid="00082a49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82a49" officeooo:paragraph-rsid="00082a49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82a49" officeooo:paragraph-rsid="00082a49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rsid="000df88c" officeooo:paragraph-rsid="000df88c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82a49" officeooo:paragraph-rsid="00082a49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2e369" officeooo:paragraph-rsid="0012e369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2e369" officeooo:paragraph-rsid="001314d5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5bec0" officeooo:paragraph-rsid="0015bec0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officeooo:rsid="000df88c" officeooo:paragraph-rsid="000df88c"/>
    </style:style>
    <style:style style:name="P17" style:family="paragraph" style:parent-style-name="Standard">
      <style:paragraph-properties fo:text-align="start" style:justify-single-word="false"/>
      <style:text-properties officeooo:rsid="00110528" officeooo:paragraph-rsid="00110528"/>
    </style:style>
    <style:style style:name="P18" style:family="paragraph" style:parent-style-name="Standard">
      <style:paragraph-properties fo:text-align="start" style:justify-single-word="false"/>
      <style:text-properties officeooo:paragraph-rsid="00110528"/>
    </style:style>
    <style:style style:name="P19" style:family="paragraph" style:parent-style-name="Standard">
      <style:paragraph-properties fo:text-align="start" style:justify-single-word="false"/>
      <style:text-properties officeooo:paragraph-rsid="0012e369"/>
    </style:style>
    <style:style style:name="P20" style:family="paragraph" style:parent-style-name="Standard">
      <style:paragraph-properties fo:text-align="start" style:justify-single-word="false"/>
      <style:text-properties fo:font-weight="bold" officeooo:rsid="0012e369" officeooo:paragraph-rsid="0012e369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bold" officeooo:rsid="0015bec0" officeooo:paragraph-rsid="0015bec0" style:font-weight-asian="bold" style:font-weight-complex="bold"/>
    </style:style>
    <style:style style:name="T1" style:family="text">
      <style:text-properties officeooo:rsid="00060b29"/>
    </style:style>
    <style:style style:name="T2" style:family="text">
      <style:text-properties officeooo:rsid="00074ef8"/>
    </style:style>
    <style:style style:name="T3" style:family="text">
      <style:text-properties officeooo:rsid="00082a49"/>
    </style:style>
    <style:style style:name="T4" style:family="text">
      <style:text-properties fo:font-weight="normal" officeooo:rsid="00082a49" style:font-weight-asian="normal" style:font-weight-complex="normal"/>
    </style:style>
    <style:style style:name="T5" style:family="text">
      <style:text-properties fo:font-weight="normal" officeooo:rsid="0009fd68" style:font-weight-asian="normal" style:font-weight-complex="normal"/>
    </style:style>
    <style:style style:name="T6" style:family="text">
      <style:text-properties fo:font-weight="normal" officeooo:rsid="0012e369" style:font-weight-asian="normal" style:font-weight-complex="normal"/>
    </style:style>
    <style:style style:name="T7" style:family="text">
      <style:text-properties fo:font-weight="normal" officeooo:rsid="00179e00" style:font-weight-asian="normal" style:font-weight-complex="normal"/>
    </style:style>
    <style:style style:name="T8" style:family="text">
      <style:text-properties officeooo:rsid="0009fd68"/>
    </style:style>
    <style:style style:name="T9" style:family="text">
      <style:text-properties officeooo:rsid="000a48d8"/>
    </style:style>
    <style:style style:name="T10" style:family="text">
      <style:text-properties officeooo:rsid="000af241"/>
    </style:style>
    <style:style style:name="T11" style:family="text">
      <style:text-properties officeooo:rsid="000cec63"/>
    </style:style>
    <style:style style:name="T12" style:family="text">
      <style:text-properties officeooo:rsid="000d1b54"/>
    </style:style>
    <style:style style:name="T13" style:family="text">
      <style:text-properties officeooo:rsid="000d5523"/>
    </style:style>
    <style:style style:name="T14" style:family="text">
      <style:text-properties officeooo:rsid="000df88c"/>
    </style:style>
    <style:style style:name="T15" style:family="text">
      <style:text-properties style:text-underline-style="none"/>
    </style:style>
    <style:style style:name="T16" style:family="text">
      <style:text-properties officeooo:rsid="00110528"/>
    </style:style>
    <style:style style:name="T17" style:family="text">
      <style:text-properties officeooo:rsid="0012e369"/>
    </style:style>
    <style:style style:name="T18" style:family="text">
      <style:text-properties officeooo:rsid="001314d5"/>
    </style:style>
    <style:style style:name="T19" style:family="text">
      <style:text-properties officeooo:rsid="0015bec0"/>
    </style:style>
    <style:style style:name="T20" style:family="text">
      <style:text-properties officeooo:rsid="00179e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>Data Structures PROJECT #1</text:p>
      <text:p text:style-name="P3">E- COMMERCE SYSTEM</text:p>
      <text:p text:style-name="P4">Report</text:p>
      <text:p text:style-name="P4"/>
      <text:p text:style-name="P4"/>
      <text:p text:style-name="P4"/>
      <text:p text:style-name="P4"/>
      <text:p text:style-name="P4">Cem Anaral <text:s/>150119761</text:p>
      <text:p text:style-name="P4">Ali Yetim <text:s text:c="4"/>150119803<text:line-break/>Tevfik Arıcı 150119058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8">Part <text:span text:style-name="T3">A</text:span>: Functions and their parameters</text:p>
      <text:p text:style-name="P5"/>
      <text:p text:style-name="P5"><text:span text:style-name="T2">Source code for the project is </text:span><text:span text:style-name="T3">separated</text:span><text:span text:style-name="T2"> into </text:span><text:span text:style-name="T3">4</text:span><text:span text:style-name="T2"> different files as “Basket.h”, “Customer.h”, “Product.h” </text:span><text:span text:style-name="T3">and “main.c”</text:span><text:span text:style-name="T2">. </text:span><text:span text:style-name="T3">In this part, every function in these files will be examined.</text:span></text:p>
      <text:p text:style-name="P2"/>
      <text:p text:style-name="P9">main.c</text:p>
      <text:p text:style-name="P9"/>
      <text:p text:style-name="P10">- int isEmpty(void *headPtr)</text:p>
      <text:p text:style-name="P7"><text:span text:style-name="T4"><text:tab/></text:span><text:span text:style-name="T5">C</text:span><text:span text:style-name="T4">hecks whether the given linked list head is empty or not. </text:span><text:span text:style-name="T5">The p</text:span><text:span text:style-name="T4">arameter can be <text:tab/>headCustomer or headProduct in the context of this project.</text:span></text:p>
      <text:p text:style-name="P10"/>
      <text:p text:style-name="P2">- <text:span text:style-name="T8">void instructions()</text:span></text:p>
      <text:p text:style-name="P6"><text:span text:style-name="T1"><text:tab/></text:span><text:span text:style-name="T8">Prints main menu instructions.</text:span></text:p>
      <text:p text:style-name="P2"/>
      <text:p text:style-name="P2">- <text:span text:style-name="T9">int getChoice()</text:span></text:p>
      <text:p text:style-name="P2"><text:tab/><text:span text:style-name="T9">Gets </text:span><text:span text:style-name="T10">desired main menu option from </text:span><text:span text:style-name="T12">user </text:span><text:span text:style-name="T11">and returns </text:span><text:span text:style-name="T12">it</text:span><text:span text:style-name="T10">.</text:span></text:p>
      <text:p text:style-name="P2"/>
      <text:p text:style-name="P2">- <text:span text:style-name="T12">void CLI_addCustomer()</text:span></text:p>
      <text:p text:style-name="P6"><text:span text:style-name="T1"><text:tab/></text:span><text:span text:style-name="T12">Used for adding customer from terminal. It </text:span><text:span text:style-name="T13">invocates needed functions from other “.h” files.</text:span></text:p>
      <text:p text:style-name="P6"/>
      <text:p text:style-name="P6">- <text:span text:style-name="T13">void CLI_addBasket()</text:span></text:p>
      <text:p text:style-name="P6"><text:tab/><text:span text:style-name="T13">Used for adding products to desired customer. It invocates needed functions from </text:span><text:span text:style-name="T14">other “.h” <text:tab/>files.</text:span></text:p>
      <text:p text:style-name="P6"/>
      <text:p text:style-name="P11">- void CLI_removeCustomer()</text:p>
      <text:p text:style-name="P11"><text:tab/>Used f<text:span text:style-name="T15">or deleting the de</text:span>sired customer. It invocates deleteCustomer() from “Customer.h”.</text:p>
      <text:p text:style-name="P11"/>
      <text:p text:style-name="P11">- <text:span text:style-name="T16">void CLI_listSpesificCustomers()</text:span></text:p>
      <text:p text:style-name="P11"><text:tab/><text:span text:style-name="T16">Prints the information of customers which bought a spesific product.</text:span></text:p>
      <text:p text:style-name="P11"/>
      <text:p text:style-name="P17">- void CLI_listShoppingAmounts()</text:p>
      <text:p text:style-name="P17"><text:tab/>Prints the every customers total shopping amount.</text:p>
      <text:p text:style-name="P17"/>
      <text:p text:style-name="P17">- int main()</text:p>
      <text:p text:style-name="P18"><text:span text:style-name="T16"><text:tab/>Main function of this project</text:span><text:span text:style-name="T17">s.</text:span></text:p>
      <text:p text:style-name="P18"/>
      <text:p text:style-name="P18"/>
      <text:p text:style-name="P20">Customer.h</text:p>
      <text:p text:style-name="P20"/>
      <text:p text:style-name="P13">- CustomerPtr findCustomer(int id)</text:p>
      <text:p text:style-name="P13"><text:tab/>Returns the memory address which contains the Customer with id same as the parameter.</text:p>
      <text:p text:style-name="P13"><text:tab/>It was <text:span text:style-name="T18">deprecated after the implementation of getCustomer()</text:span></text:p>
      <text:p text:style-name="P13"/>
      <text:p text:style-name="P13">- void addCustomer(int id, char* name, char* surname)</text:p>
      <text:p text:style-name="P13"><text:tab/>Adds customer to headCustomer with the informations customer id, name and surname.</text:p>
      <text:p text:style-name="P13"><text:tab/>Used in the reading of customer.txt.</text:p>
      <text:p text:style-name="P13"/>
      <text:p text:style-name="P13">- void printCustomers()</text:p>
      <text:p text:style-name="P13"><text:tab/>Prints every customers’ info.</text:p>
      <text:p text:style-name="P13"/>
      <text:p text:style-name="P13">- void readCustomerFile()</text:p>
      <text:p text:style-name="P13"><text:soft-page-break/><text:tab/>Reads customer.txt, and calls other needed functions to insert into headCustomer.</text:p>
      <text:p text:style-name="P13"/>
      <text:p text:style-name="P13">- CustomerPtr getCustomer(int customerID)</text:p>
      <text:p text:style-name="P13"><text:tab/>Acts same as fin<text:span text:style-name="T18">dCustomer(), this one was used in command line interface part.</text:span></text:p>
      <text:p text:style-name="P13"/>
      <text:p text:style-name="P13">- <text:span text:style-name="T18">void deleteCustomer(char *name, char *surname)</text:span></text:p>
      <text:p text:style-name="P14"><text:tab/>Returns the memory address which contains the Customer with id same as the parameter.</text:p>
      <text:p text:style-name="P13"/>
      <text:p text:style-name="P13"/>
      <text:p text:style-name="P21">Basket.h</text:p>
      <text:p text:style-name="P21"/>
      <text:p text:style-name="P15">- void readBasketFile()</text:p>
      <text:p text:style-name="P15"><text:tab/>Reads basket.txt and calls the addBasket() for every line of the file. </text:p>
      <text:p text:style-name="P13"/>
      <text:p text:style-name="P13">- <text:span text:style-name="T19">void addBasket(int customerID, int basketID, int productID)</text:span></text:p>
      <text:p text:style-name="P13"><text:tab/><text:span text:style-name="T19">Adds product to the desired basket of the desired customer. If basket with basketID does not <text:tab/>exist within the customer, creates it.</text:span></text:p>
      <text:p text:style-name="P13"/>
      <text:p text:style-name="P13">- <text:span text:style-name="T19">BasketPtr getBasket(CustomerPtr customer, int basketID)</text:span></text:p>
      <text:p text:style-name="P13"><text:tab/><text:span text:style-name="T19">Returns the memory address of desired basket from the given memory address of customer.</text:span></text:p>
      <text:p text:style-name="P13"/>
      <text:p text:style-name="P13">- <text:span text:style-name="T19">void printBaskets(CustomerPtr customer)</text:span></text:p>
      <text:p text:style-name="P13"><text:tab/><text:span text:style-name="T19">Prints the every basket and products inside from the given customer pointer.</text:span></text:p>
      <text:p text:style-name="P13"/>
      <text:p text:style-name="P13">- <text:span text:style-name="T20">incrementBasketPrice(BasketPtr basket)</text:span></text:p>
      <text:p text:style-name="P19"><text:span text:style-name="T6"><text:tab/></text:span><text:span text:style-name="T7">Increments the given basket’s amount from the productID’s inside of it. Prices are retreived <text:tab/>from headProduct linked list. Please note that productlist of the basket only contains the <text:tab/>ID’s, not prices. Therefore the prices are retrieved from a different structure called <text:tab/>headProduct, a linked list contains the information about all products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3T22:15:42.566985737</meta:creation-date>
    <dc:date>2021-04-13T23:13:10.978737507</dc:date>
    <meta:editing-duration>PT46M40S</meta:editing-duration>
    <meta:editing-cycles>14</meta:editing-cycles>
    <meta:generator>LibreOffice/6.4.4.2$Linux_X86_64 LibreOffice_project/40$Build-2</meta:generator>
    <meta:document-statistic meta:table-count="0" meta:image-count="0" meta:object-count="0" meta:page-count="3" meta:paragraph-count="52" meta:word-count="427" meta:character-count="2943" meta:non-whitespace-character-count="2533"/>
  </office:meta>
</office:document-meta>
</file>